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>
      <style:text-properties fo:color="#000000" style:font-name="Times New Roman" fo:font-size="14pt" fo:language="ru" fo:country="RU" style:font-size-asian="14pt" style:font-size-complex="14pt"/>
    </style:style>
    <style:style style:name="P6" style:family="paragraph" style:parent-style-name="List_20_Paragraph" style:list-style-name="WWNum1">
      <style:text-properties fo:color="#000000" style:font-name="Times New Roman" fo:font-size="14pt" fo:language="ru" fo:country="RU" style:font-size-asian="14pt" style:font-size-complex="14pt"/>
    </style:style>
    <style:style style:name="P7" style:family="paragraph" style:parent-style-name="List_20_Paragraph"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List_20_Paragraph" style:list-style-name="WWNum1"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style="italic" style:font-style-asian="italic"/>
    </style:style>
    <style:style style:name="T4" style:family="text">
      <style:text-properties fo:font-size="26pt" fo:language="ru" fo:country="RU" fo:font-weight="bold" style:font-size-asian="26pt" style:font-weight-asian="bold"/>
    </style:style>
    <style:style style:name="T5" style:family="text">
      <style:text-properties fo:font-size="26pt" fo:language="ru" fo:country="RU" fo:font-weight="bold" style:font-size-asian="26pt" style:font-weight-asian="bold" style:font-weight-complex="bold"/>
    </style:style>
    <style:style style:name="T6" style:family="text">
      <style:text-properties fo:font-size="26pt" fo:language="ru" fo:country="RU" style:font-size-asian="26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Tlwg Typist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5.11</text:span><text:span text:style-name="T5"> </text:span><text:span text:style-name="T10">Многоканальная связь </text:span><text:span text:style-name="T9">- организация по общей линии передачи нескольких каналов, действующих одновременно и независимо друг от друга, с использованием систем передачи МКС организуются каналы тональной частоты (ТЧ). Каналы ТЧ на входе и выходе систем передачи имеют диапазон 0,3-3,4 кГц. Методы образования каналов ТЧ:</text:span></text:p>
      <text:list xml:id="list107126820" text:style-name="WWNum1">
        <text:list-item>
          <text:p text:style-name="P6">с частотным разделением каналов. Каналы различаются частотой передаваемых сигналов (каждый канал передается только на определенной своей частоте);</text:p>
        </text:list-item>
      </text:list>
      <text:p text:style-name="P5">Методы модуляции:</text:p>
      <text:p text:style-name="P7">-амплитудная модуляция (АМ), используется в системах проводной связи;</text:p>
      <text:p text:style-name="P7">- частотная модуляция (ЧМ), используется при работе по радиолиниям.</text:p>
      <text:p text:style-name="P7">- импульсно-кодовая модуляция в ЦСП.</text:p>
      <text:list xml:id="list1783737603" text:continue-numbering="true" text:style-name="WWNum1">
        <text:list-item>
          <text:p text:style-name="P8">с временным разделением каналов. Каналы различаются интервалом времени (каждый канал передается в строго определенный момент времени).</text:p>
        </text:list-item>
        <text:list-item>
          <text:p text:style-name="P9"><text:span text:style-name="T1">С </text:span><text:span text:style-name="T2">кодовым разделением каналов:</text:span></text:p>
        </text:list-item>
      </text:list>
      <text:p text:style-name="P2">Это разлиение по форме сигнала, тоесть они могут перекрывать и передаваться одновременно, главное, чтобы они были ортогональны. Например, используются мартицы Адамара, строки которых ортогональны: каждому информационному потоку (например, потоки по 5 бит) присваивается своя строка матрицы. Если шла 1 – умножаем ещё на строку, если <text:s/>0 – умножаем на инвертированную строку. В конце получаем один уплотненный сигнал.</text:p>
      <text:p text:style-name="P3"><text:span text:style-name="T3">Пример кодового разделения</text:span><text:span text:style-name="T1">: Если в закрытой комнате находится много людей, одновременно говорящих на разных языках, то вы воспримете информацию от того собеседника, который говорит на вашем родном языке.</text:span></text:p>
      <text:p text:style-name="P1"><text:span text:style-name="T1">Такая система практически не требует ресурса частот, но есть проблема синхронизации (решается только на аппаратном уровне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02:58</dc:date>
    <dc:creator>mark </dc:creator>
    <meta:editing-duration>PT3S</meta:editing-duration>
    <meta:editing-cycles>30</meta:editing-cycles>
    <meta:document-statistic meta:table-count="0" meta:image-count="0" meta:object-count="0" meta:page-count="1" meta:paragraph-count="11" meta:word-count="209" meta:character-count="1563" meta:non-whitespace-character-count="1367"/>
  </office:meta>
</office:document-meta>
</file>